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379cm" svg:height="4.948cm" draw:transform="skewX (-0.000523598775598326) rotate (-2.84418854904996) translate (8.64550492937163cm 7.61896967465324cm)" svg:viewBox="0 0 2380 4949" svg:d="M2379 4457c-77-189-702-1604-920-2301-219-697-636-1804-704-2122-37-167-789 335-754 475 93 356 482 1320 816 2246 334 925 675 1754 798 2152 60 197 797-366 764-450z">
          <text:p/>
        </draw:path>
        <draw:path draw:style-name="gr1" draw:text-style-name="P1" draw:layer="layout" svg:width="5.421cm" svg:height="0.834cm" draw:transform="rotate (-2.10259814987757) translate (8.4501449844071cm 3.4814475723531cm)" svg:viewBox="0 0 5422 835" svg:d="M38 654c340 34 1827 141 2547 151 721 9 2308 25 2683 30 130 0 249-662 42-661-266 1-1712 86-2577 71-863-17-2207-192-2556-245-124-17-239 644-139 654z">
          <text:p/>
        </draw:path>
        <draw:path draw:style-name="gr1" draw:text-style-name="P1" draw:layer="layout" svg:width="0.902cm" svg:height="0.66cm" draw:transform="skewX (0.00244346095279198) rotate (-2.15652882376419) translate (5.8118895804584cm 3.491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cm" draw:transform="skewX (0.00122173047639597) rotate (-2.15652882376419) translate (8.6598736382087cm 3.181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599) rotate (-2.1556561591382) translate (5.87379065192769cm 7.563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9) rotate (-2.1556561591382) translate (8.65962398526099cm 7.238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2.298cm" svg:height="5.013cm" draw:transform="skewX (-0.000523598775598274) rotate (-2.84418854904996) translate (5.0806942916063cm 7.6324275596563cm)" svg:viewBox="0 0 2299 5014" svg:d="M2298 4523c-77-190-704-1631-922-2328-219-697-545-1842-613-2160-37-168-798 315-762 454 93 356 399 1380 733 2305s677 1780 800 2179c60 196 797-367 764-450z">
          <text:p/>
        </draw:path>
        <draw:path draw:style-name="gr1" draw:text-style-name="P1" draw:layer="layout" svg:width="5.421cm" svg:height="0.834cm" draw:transform="rotate (-2.10259814987757) translate (4.8791449844071cm 3.4994475723531cm)" svg:viewBox="0 0 5422 835" svg:d="M38 654c340 34 1827 141 2547 151 721 9 2308 25 2683 30 130 0 249-662 42-661-266 1-1712 86-2577 71-863-17-2207-192-2556-245-124-17-239 644-139 654z">
          <text:p/>
        </draw:path>
        <draw:path draw:style-name="gr1" draw:text-style-name="P1" draw:layer="layout" svg:width="0.902cm" svg:height="0.66cm" draw:transform="skewX (0.00244346095279198) rotate (-2.15652882376419) translate (2.3028895804584cm 3.41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cm" draw:transform="skewX (0.00122173047639606) rotate (-2.15652882376419) translate (5.0888736382087cm 3.19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598) rotate (-2.1556561591382) translate (2.30279065192769cm 7.581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9) rotate (-2.1556561591382) translate (5.08862398526099cm 7.2562958331612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5:09:52.007000000</dc:date>
    <meta:editing-duration>PT3M1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